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3">July 1, 2047</text:p>
      <text:p text:style-name="P33"/>
      <text:p text:style-name="P33"><text:s text:c="5"/>Russ looked at Chief. “We have a month.”</text:p>
      <text:p text:style-name="P33"><text:s text:c="5"/>“To do what exactly? Warn people? They would call us mad.”</text:p>
      <text:p text:style-name="P33"><text:s text:c="5"/>“It’s like Pearl Harbor all over again.” Russ added. “Sneak attacks, yet this time they’re during the day.”</text:p>
      <text:p text:style-name="P33"><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3"><text:s text:c="5"/><text:span text:style-name="T198">Chief on the other hand was thinking of something completely different. They had a chance to change the past and stop the war. They only needed the time to do it.</text:span></text:p>
      <text:p text:style-name="P33"><text:s text:c="5"/>“<text:span text:style-name="T199">What do you have in mind?” Russ asked.</text:span></text:p>
      <text:p text:style-name="P33"><text:soft-page-break/><text:s text:c="5"/><text:span text:style-name="T199">Chief shook his head. “You aren’t going to like it. It goes against everything we stand for.”</text:span></text:p>
      <text:p text:style-name="P33"><text:s text:c="5"/><text:span text:style-name="T199">Russ leaned forward. “You’re going to tell them you’re from the future aren’t you.” He said.</text:span></text:p>
      <text:p text:style-name="P33"><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3"><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3"><text:s text:c="5"/>“<text:span text:style-name="T200">The president wouldn’t listen to us.” Russ said. “We’re a bunch of nobodies.”</text:span></text:p>
      <text:p text:style-name="P33"><text:s text:c="5"/><text:span text:style-name="T200">Chief shook his head. “We time travel Russ, we have the ability to try over and over again to convince the president that we’re legit.”</text:span></text:p>
      <text:p text:style-name="P33"><text:s text:c="5"/><text:span text:style-name="T200">As their food came, Russ took a bite into his hamburger. Chief took a sip of his coffee. The two mulled over the best way to overcome whatever problem they were going to have in the future.</text:span></text:p>
      <text:p text:style-name="P33"><text:s text:c="5"/>“<text:span text:style-name="T201">We don’t even know who the attacking force is.” Russ said.</text:span></text:p>
      <text:p text:style-name="P33"><text:s text:c="5"/>“<text:span text:style-name="T201">Research my dear boy, research.” Chief said.</text:span></text:p>
      <text:p text:style-name="P33"><text:s text:c="5"/><text:span text:style-name="T202">Turning his attention to the television, Chief nodded. “See that? That is what they called a TV. It was a good source of news at the time. We’ll just have to watch it until something useful emerges.”</text:span></text:p>
      <text:p text:style-name="P33"><text:s text:c="5"/><text:span text:style-name="T202">Russ nodded. “Alright we can do that. Let’s get a hotel room though, I don’t want to be conspicuous.”</text:span></text:p>
      <text:p text:style-name="P33"><text:s text:c="5"/>“<text:span text:style-name="T202">Agreed.” Chief said.</text:span></text:p>
      <text:p text:style-name="P33"><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3"><text:s text:c="5"/>“<text:span text:style-name="T203">How long are you in town for?” The lady asked.</text:span></text:p>
      <text:p text:style-name="P33"><text:s text:c="5"/><text:span text:style-name="T203">Chief smiled. “At least a week, my associate and I have some important business to attend to.”</text:span></text:p>
      <text:p text:style-name="P33"><text:s text:c="5"/>“<text:span text:style-name="T203">Uh huh.” She said not being enthused by any of it. She just wanted the money and be left alone so she could go back to watching her soap opera. “That’ll be sixty-five dollars a night. Cash or card?”</text:span></text:p>
      <text:p text:style-name="P33"><text:s text:c="5"/><text:span text:style-name="T203">Chief produced money. “Cash please.”</text:span></text:p>
      <text:p text:style-name="P33"><text:s text:c="5"/>“<text:span text:style-name="T203">There’s no smoking in these rooms, so if you tamper with the smoke detector that’ll be another eighty. Just a warning.”</text:span></text:p>
      <text:p text:style-name="P33"><text:s text:c="5"/>“<text:span text:style-name="T203">Understood.” Chief said. </text:span><text:span text:style-name="T204">He took a key from the lady and they proceeded to room 218.</text:span></text:p>
      <text:p text:style-name="P33"><text:s text:c="5"/><text:span text:style-name="T205">The hotel room was small. There were two beds in the room and as the men were hoping for a television set.</text:span></text:p>
      <text:p text:style-name="P33"><text:s text:c="5"/><text:span text:style-name="T205">Russ turned on the TV while Chief went to check out the mini bar.</text:span></text:p>
      <text:p text:style-name="P33"><text:s text:c="5"/><text:span text:style-name="T206">Russ clicked through the channels trying to find a news station. Eventually he came upon one. It was the evening news.</text:span></text:p>
      <text:p text:style-name="P33"><text:s text:c="5"/><text:span text:style-name="T206">They watched a puppy being rescued by firefighters. A toddler being rescued by police officers. An accident on some major highway. All in all it seemed like nothing out of the ordinary.</text:span></text:p>
      <text:p text:style-name="P33"><text:s text:c="5"/><text:span text:style-name="T206">Russ was about to change the channel, find another station when the words Breaking News flashed on the screen.</text:span></text:p>
      <text:p text:style-name="P33"><text:s text:c="5"/><text:span text:style-name="T206">They watched with intent as the news anchor explained how Russia was arming themselves with Cold Fusion devices.</text:span></text:p>
      <text:p text:style-name="P33"><text:s text:c="5"/>“<text:span text:style-name="T206">That’s it.” Chief said. “Russia.”</text:span></text:p>
      <text:p text:style-name="P33"><text:soft-page-break/><text:s text:c="5"/><text:span text:style-name="T206">Russ nodded. “Now we know who and the when. But we need to be able to warn people that they will indeed attack.” He paused. “We need to stop them somehow.”</text:span></text:p>
      <text:p text:style-name="P33"><text:s text:c="5"/>“<text:span text:style-name="T207">And make them believe us.” Chief said.</text:span></text:p>
      <text:p text:style-name="P33"><text:s text:c="5"/>“<text:span text:style-name="T208">Yes, we have to find a way to get through to the White House.” Russ said. “Assuming that’s still a thing in 2047.”</text:span></text:p>
      <text:p text:style-name="P33"><text:s text:c="5"/><text:span text:style-name="T208">Picking up the phone, Chief dialed zero for the operator.</text:span></text:p>
      <text:p text:style-name="P33"><text:s text:c="5"/><text:span text:style-name="T208">It rang through to the front desk of the hotel.</text:span></text:p>
      <text:p text:style-name="P33"><text:s text:c="5"/>“<text:span text:style-name="T208">What do you mean you want the phone number for the president? You can’t just call him up. Are you two like government spies or something? I don’t want any trouble.” The front desk gal said.</text:span></text:p>
      <text:p text:style-name="P33"><text:s text:c="5"/><text:span text:style-name="T208">Chief hung up the phone. “This might be a little bit more difficult than expected.”</text:span></text:p>
      <text:p text:style-name="P33"/>
      <text:p text:style-name="P34">Chapter Nine</text:p>
      <text:p text:style-name="P34"/>
      <text:p text:style-name="P34"><text:s text:c="5"/><text:span text:style-name="T209">Russ and Chief exited the vortex in Washington D.C. They walked up to the gates of the White House and were met by security.</text:span></text:p>
      <text:p text:style-name="P34"><text:s text:c="5"/>“<text:span text:style-name="T209">I’m sorry, no visitors are allowed today.” One of the security officers said. “Try again tomorrow.”</text:span></text:p>
      <text:p text:style-name="P34"><text:s text:c="5"/>“<text:span text:style-name="T209">We have important news regarding Russia and when they plan on attacking us with those Cold Fusion bombs.” Chief said.</text:span></text:p>
      <text:p text:style-name="P34"><text:s text:c="5"/><text:span text:style-name="T209">The security officer looked at Chief and then to Russ. “Like I said no visitors are allowed today. Come back tomorrow.”</text:span></text:p>
      <text:p text:style-name="P34"><text:s text:c="5"/><text:span text:style-name="T209">Russ tugged on Chief’s arm. “Come on, let’s go. There’s no need to deal with these people. We’ll just come back tomorrow.”</text:span></text:p>
      <text:p text:style-name="P34"><text:soft-page-break/><text:s text:c="5"/><text:span text:style-name="T209">Chief nodded. “Imbeciles. If only they’d listen! We have important information to deliver to the president.”</text:span></text:p>
      <text:p text:style-name="P34"><text:s text:c="5"/><text:span text:style-name="T209">Russ pulled Chief to the side. “Will you quiet your voice? Someone is going to hear you and then we won’t get anywhere.”</text:span></text:p>
      <text:p text:style-name="P34"><text:s text:c="5"/><text:span text:style-name="T209">Chief calmed down.” Yes I know.” He said. “Don’t worry there won’t be any further outbursts from me. You’re in charge now. You do what you feel is right.”</text:span></text:p>
      <text:p text:style-name="P34"><text:s text:c="5"/>“<text:span text:style-name="T210">That’s not fair.” Russ said.</text:span></text:p>
      <text:p text:style-name="P34"><text:s text:c="5"/>“<text:span text:style-name="T211">You’re making it so it’s not fair.” Chief replied. “You know as well as I do the date Russia will attack. We have to warn someone. If they don’t listen, then it will happen and we’ll be no better off.”</text:span></text:p>
      <text:p text:style-name="P34"><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4"><text:s text:c="5"/>“<text:span text:style-name="T213">Let’s travel inside the White House.” Russ said. “It’ll be risky but worth it.”</text:span></text:p>
      <text:p text:style-name="P34"><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4"><text:s text:c="5"/><text:span text:style-name="T213">Russ hated it when Chief poked holes in his plans. But there was nothing else he could do about it. Plan or no plan they had to act.</text:span></text:p>
      <text:p text:style-name="P34"><text:s text:c="5"/>“<text:span text:style-name="T213">We’ll just send a letter.” Russ said to Chief. “We’ll send a letter and be done with it.”</text:span></text:p>
      <text:p text:style-name="P34"><text:s text:c="5"/><text:span text:style-name="T214">So they wrote a letter. It was rather simple but it was written.</text:span></text:p>
      <text:p text:style-name="P34"><text:soft-page-break/><text:s text:c="5"/><text:span text:style-name="T214">Russ stood at a mailbox ready to put the letter in. He looked at Chief who nodded. “Do it.”</text:span></text:p>
      <text:p text:style-name="P34"><text:s text:c="5"/><text:span text:style-name="T214">Russ dropped the letter in the mailbox. He looked around, nothing seemed to have changed. But of course it wouldn’t, they would have to travel back to September of 2047 to see if anything had indeed changed.</text:span></text:p>
      <text:p text:style-name="P34"><text:s text:c="5"/><text:span text:style-name="T214">And so they went.</text:span></text:p>
      <text:p text:style-name="P34"/>
      <text:p text:style-name="P35">September 1 2047</text:p>
      <text:p text:style-name="P35"/>
      <text:p text:style-name="P35"><text:s text:c="5"/>Russ and Chief exited the time vortex in the middle of Chicago. People were out running around doing whatever it was they wanted to be doing. Life seemed to be going good. There was no sign of a war.</text:p>
      <text:p text:style-name="P35"><text:s text:c="5"/>“Extra Extra read all about it. Russia in peace talks with U.N.” A newspaper boy yelled out.</text:p>
      <text:p text:style-name="P35"><text:s text:c="5"/>Chief walked up to the boy and purchased a newspaper. He smiled at the thought. Life was going good. If that’s all it took was a simple letter? He was happy that it could have helped.</text:p>
      <text:p text:style-name="P35"><text:s text:c="5"/>Russ wasn’t too convinced that’s what happened. <text:span text:style-name="T215">How could a letter stop a war from happening? He wasn’t understanding what had happen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2T21:24:48.939000000</dc:date>
    <meta:editing-cycles>234</meta:editing-cycles>
    <meta:generator>LibreOffice/7.4.1.2$Windows_X86_64 LibreOffice_project/3c58a8f3a960df8bc8fd77b461821e42c061c5f0</meta:generator>
    <meta:editing-duration>PT6H33M57S</meta:editing-duration>
    <meta:document-statistic meta:table-count="0" meta:image-count="0" meta:object-count="0" meta:page-count="36" meta:paragraph-count="453" meta:word-count="9130" meta:character-count="50792" meta:non-whitespace-character-count="39967"/>
  </office:meta>
</office:document-meta>
</file>